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1/2025</text:p>
            <text:p text:style-name="Normální">KVOP-12190/2025</text:p>
            <text:p text:style-name="Normální">19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Z. S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p text:style-name="Základnítext">Vážený pane S.,</text:p>
      <text:p text:style-name="Základnítext">dne 6. 3. 2025 obdržela Kancelář veřejného ochránce práv (kancelář) Vaši žádost o informace. Ptal jste se:</text:p>
      <text:list text:style-name="LFO3_1" text:continue-numbering="true">
        <text:list-item>
          <text:p text:style-name="P18">Jakým způsobem vyřídil Váš úřad podnět ze dne 23. 8. 2022 na Úřad práce ČR – Krajská pobočka v Olomouci, který Váš úřad prokazatelně převzal dne 25.<text:s/>8. 2022, ale od té doby nereagoval, přestože jsem tento podnět navíc ještě urgoval dne 15. 11. 2022.<text:s/></text:p>
        </text:list-item>
        <text:list-item>
          <text:p text:style-name="P19">Jakým způsobem vyřídil Váš úřad podnět ze dne 15. 11. 2022 na Úřad práce ČR – Krajská pobočka v Olomouci, který Váš úřad prokazatelně převzal dne 16. 11.<text:s/>2022, ale od té doby nereagoval, přestože jsem tento podnět navíc ještě urgoval dne 27. 12. 2022. <text:s/></text:p>
        </text:list-item>
      </text:list>
      <text:p text:style-name="Základnítext"><text:span text:style-name="Silné">Dáváme Vám tyto informace</text:span>:</text:p>
      <text:p text:style-name="Základnítext"><text:span text:style-name="Silné">Písemnost ze dne 23. 8. 2022</text:span><text:s/>týkající se postupu Úřadu práce ČR - krajské pobočky v Olomouci (úřad práce) ve věci pracovní rehabilitace jsme vyhodnotili jako<text:s/><text:span text:style-name="Silné">doplnění Vašeho podnětu ze dne 11. 4. 2022 vedeného pod sp. zn. 12424/2022/VOP.</text:span><text:s/>Obsahovala totiž doplňující informace ke stížnosti na postup úřadu práce, který Vám odmítal uhradit náklady pracovní rehabilitace (ta byla částečně realizována jako forma rekvalifikace). <text:s/></text:p>
      <text:p text:style-name="Normální"><text:span text:style-name="Silné">Písemností ze dne 15. 11. 2022</text:span><text:s/>jste žádal o odpověď na písemnost ze dne 23. 8. 2022 a informace o šetření<text:span text:style-name="ZákladnítextChar">. Také tato písemnost byla<text:s/></text:span><text:span text:style-name="Silné">zařazena do spisu sp. zn. 12424/2022/VOP</text:span><text:span text:style-name="ZákladnítextChar">.</text:span><text:s/></text:p>
      <text:p text:style-name="Normální"/>
      <text:p text:style-name="Normální">V předmětné věci veřejný ochránce<text:s/>práv<text:s/><text:span text:style-name="Silné">zahájil a vedl šetření</text:span>. Dne 15. 3. 2023 pak vydal<text:s/><text:span text:style-name="Silné">zprávu o šetření</text:span>, v níž konstatoval některá pochybení úřadu práce. Podkladem pro zprávu bylo velké množství dokumentů dokládajících průběh pracovní rehabilitace, které jste ochránci poskytl Vy (včetně<text:s/>písemnosti ze dne 23. 8. 2022) i úřad práce.</text:p>
      <text:p text:style-name="Normální"/>
      <text:p text:style-name="Normální">Úřad práce nepřijal závěry (hodnocení) obsažené ve zprávě ochránce. Sdělil, že správnost jeho postupu již potvrdil soud<text:span text:style-name="Značkapozn.podčarou"><text:note text:note-class="footnote" text:id="_ftn0"><text:note-citation>1</text:note-citation><text:note-body><text:p text:style-name="Textpozn.podčarou"><text:s/><text:tab/>Okresní soud v Olomouci zamítl Vaši žalobu.</text:p></text:note-body></text:note></text:span><text:s/>a právní názor soudu je pro něj závazný.<text:s/></text:p>
      <text:p text:style-name="Normální"/>
      <text:soft-page-break/>
      <text:p text:style-name="Normální">Vyřizování Vašeho podnětu jsme po obdržení vyjádření úřadu práce a zjištění výsledku soudního řízení ukončili v červnu 2023.<text:s/></text:p>
      <text:p text:style-name="Normální"/>
      <text:p text:style-name="Normální"><text:span text:style-name="Silné">Zprávu o šetření jsme Vám poslali dne 15. 3. 2023 a dne 6. 6. 2023 Vás ochránce vyrozuměl o ukončení šetření a uzavření spisu.</text:span><text:s/>Obě písemnosti přikládám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Zpráva o šetření ze dne 15. 3. 2023</text:p>
      <text:p text:style-name="Normální">Sdělení o ukončení šetření ze dne 6. 6. 2023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BTB7*</text:span></text:p>
        <text:p text:style-name="P12"><text:span text:style-name="T13">KVOPX00FBTB7</text:span>KVOPX00FBTB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3-28T10:38:00Z</meta:creation-date>
    <dc:date>2025-03-28T10:42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345" meta:character-count="2380" meta:row-count="16" meta:non-whitespace-character-count="2039"/>
  </office:meta>
</office:document-meta>
</file>